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29211" calcext:value-type="float">
            <text:p>0.000292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9722" calcext:value-type="float">
            <text:p>0.000297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30303" calcext:value-type="float">
            <text:p>0.000303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30959" calcext:value-type="float">
            <text:p>0.000309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31693" calcext:value-type="float">
            <text:p>0.000316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32511" calcext:value-type="float">
            <text:p>0.000325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33417" calcext:value-type="float">
            <text:p>0.000334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442" calcext:value-type="float">
            <text:p>0.00034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35524" calcext:value-type="float">
            <text:p>0.000355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36739" calcext:value-type="float">
            <text:p>0.000367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38072" calcext:value-type="float">
            <text:p>0.00038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39534" calcext:value-type="float">
            <text:p>0.000395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41136" calcext:value-type="float">
            <text:p>0.000411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4289" calcext:value-type="float">
            <text:p>0.00042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44809" calcext:value-type="float">
            <text:p>0.000448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4691" calcext:value-type="float">
            <text:p>0.00046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49209" calcext:value-type="float">
            <text:p>0.000492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51725" calcext:value-type="float">
            <text:p>0.000517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5448" calcext:value-type="float">
            <text:p>0.00054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57498" calcext:value-type="float">
            <text:p>0.000574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0807" calcext:value-type="float">
            <text:p>0.000608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64435" calcext:value-type="float">
            <text:p>0.000644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68419" calcext:value-type="float">
            <text:p>0.000684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72795" calcext:value-type="float">
            <text:p>0.000727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77607" calcext:value-type="float">
            <text:p>0.000776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82904" calcext:value-type="float">
            <text:p>0.000829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88741" calcext:value-type="float">
            <text:p>0.00088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9518" calcext:value-type="float">
            <text:p>0.00095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0229" calcext:value-type="float">
            <text:p>0.0010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10152" calcext:value-type="float">
            <text:p>0.00110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18855" calcext:value-type="float">
            <text:p>0.001188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28501" calcext:value-type="float">
            <text:p>0.001285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39206" calcext:value-type="float">
            <text:p>0.001392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51103" calcext:value-type="float">
            <text:p>0.001511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64341" calcext:value-type="float">
            <text:p>0.001643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79092" calcext:value-type="float">
            <text:p>0.001790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95552" calcext:value-type="float">
            <text:p>0.001955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13943" calcext:value-type="float">
            <text:p>0.002139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34521" calcext:value-type="float">
            <text:p>0.002345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5758" calcext:value-type="float">
            <text:p>0.00257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83455" calcext:value-type="float">
            <text:p>0.002834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312533" calcext:value-type="float">
            <text:p>0.003125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345256" calcext:value-type="float">
            <text:p>0.00345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82136" calcext:value-type="float">
            <text:p>0.003821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423762" calcext:value-type="float">
            <text:p>0.004237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470811" calcext:value-type="float">
            <text:p>0.004708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524067" calcext:value-type="float">
            <text:p>0.005240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84437" calcext:value-type="float">
            <text:p>0.005844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652969" calcext:value-type="float">
            <text:p>0.006529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730877" calcext:value-type="float">
            <text:p>0.007308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819568" calcext:value-type="float">
            <text:p>0.008195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920674" calcext:value-type="float">
            <text:p>0.009206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03609" calcext:value-type="float">
            <text:p>0.01036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168015" calcext:value-type="float">
            <text:p>0.011680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319005" calcext:value-type="float">
            <text:p>0.013190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492027" calcext:value-type="float">
            <text:p>0.014920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690532" calcext:value-type="float">
            <text:p>0.016905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918525" calcext:value-type="float">
            <text:p>0.019185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180657" calcext:value-type="float">
            <text:p>0.02180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82321" calcext:value-type="float">
            <text:p>0.024823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829764" calcext:value-type="float">
            <text:p>0.028297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230205" calcext:value-type="float">
            <text:p>0.032302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69197" calcext:value-type="float">
            <text:p>0.03691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224626" calcext:value-type="float">
            <text:p>0.042246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839125" calcext:value-type="float">
            <text:p>0.048391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54793" calcext:value-type="float">
            <text:p>0.05547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6365136" calcext:value-type="float">
            <text:p>0.063651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306544" calcext:value-type="float">
            <text:p>0.073065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389681" calcext:value-type="float">
            <text:p>0.083896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633724" calcext:value-type="float">
            <text:p>0.096337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1059295" calcext:value-type="float">
            <text:p>0.110592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688079" calcext:value-type="float">
            <text:p>0.126880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45422" calcext:value-type="float">
            <text:p>0.1454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6643326" calcext:value-type="float">
            <text:p>0.166433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9011435" calcext:value-type="float">
            <text:p>0.190114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1663242" calcext:value-type="float">
            <text:p>0.216632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4610306" calcext:value-type="float">
            <text:p>0.246103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856914" calcext:value-type="float">
            <text:p>0.278569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1397904" calcext:value-type="float">
            <text:p>0.31397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216713" calcext:value-type="float">
            <text:p>0.352167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9283965" calcext:value-type="float">
            <text:p>0.392839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556979" calcext:value-type="float">
            <text:p>0.435569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7980504" calcext:value-type="float">
            <text:p>0.479805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2488848" calcext:value-type="float">
            <text:p>0.524888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7009344" calcext:value-type="float">
            <text:p>0.570093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1466835" calcext:value-type="float">
            <text:p>0.614668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788608" calcext:value-type="float">
            <text:p>0.657886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9909129" calcext:value-type="float">
            <text:p>0.699091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3773913" calcext:value-type="float">
            <text:p>0.737739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7342087" calcext:value-type="float">
            <text:p>0.773420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0587434" calcext:value-type="float">
            <text:p>0.805874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8:22:16.403000000</dc:date>
    <meta:editing-duration>PT6M27S</meta:editing-duration>
    <meta:editing-cycles>6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